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8000"/>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paragraph-properties fo:margin-left="1.251cm" fo:margin-right="0cm" fo:text-align="justify" style:justify-single-word="false" fo:text-indent="0cm" style:auto-text-indent="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Police, Copyright Industry Raid Movie Subtitle Fansite</text:span> (Wednesday July 10, 2013) http://entertainment.slashdot.org/story/13/07/10/1738222/police-copyright-industry-raid-movie-subtitle-fansite</text:p>
      <text:p text:style-name="Standard"/>
      <text:p text:style-name="P2">Swedish Pirate Party founder Rick Falkvinge reports that a fansite providing subtitles for movies has been raided by Swedish police at the behest of the copyright industry<text:note text:id="ftn1" text:note-class="footnote"><text:note-citation>1</text:note-citation><text:note-body><text:p text:style-name="Standard"><text:a xlink:type="simple" xlink:href="http://falkvinge.net/2013/07/10/fan-subtitle-site-raided-by-copyright-industry-aided-by-police/">http://falkvinge.net/2013/07/10/fan-subtitle-site-raided-by-copyright-industry-aided-by-police/</text:a></text:p></text:note-body></text:note>[1]. </text:p>
      <text:p text:style-name="P1"/>
      <text:p text:style-name="P4">"The movie subtitle fansite undertexter.se, literally meaning subtitles.se, is a site where people contribute their own translations of movies. This lets people who aren't good at the original language of a movie or cartoon put those fan-made subtitles – fansubs – on top of the movie or cartoon. Fansubbing is a thriving culture which usually provides better-than-professional subtitles for new episodes with less than 24 hours of turnaround (whereas the providers of the original cartoon or movie can easily take six months or more). What’s remarkable about this raid is that the copyright industry has decided to do a full-out raid against something that is entirely fan-made. It underscores the general sentiment of the copyright monopoly not protecting the creator of artwork, but protecting the big distribution monopolies, no matter who actually created the art."</text:p>
      <text:p text:style-name="Standard"/>
      <text:p text:style-name="P2"/>
      <text:p text:style-name="P3">Policía, La industria del Copyright ataca los sitios de subtítulos de fans (miercoles 10 de julio de 2013)</text:p>
      <text:p text:style-name="P3"/>
      <text:p text:style-name="P3">El fundador del Partido Pirata sueco Rick Falkvinge informa que los sitios de fans que proveen subtítulos para las películas han sido atacadas por la policía sueca a petición de las industria del copyright.</text:p>
      <text:p text:style-name="P2"/>
      <text:p text:style-name="P4">“El sitio de subtitulo de películas undertexter.se que es mantenido por fans, literalmente llamado subtitles.se, es un sitio web donde las personas contribuyen con sus propias traducciones de películas. Esto permite a personas que no son buenas en el idioma original de la película o dibujo animado colocar estos subtítulos -fansubs- en la parte superior de la película o dibujos animados. El fansubbing es una cultura próspera, que por lo general proporciona subtítulos mejores a los profesionales para los nuevos episodios en menos de 24 horas o más (mientras que los proveedores de la película original o dibujo puede fácilmente demorar seis meses o más). Lo notable de este ataque es que la industria del copyright decidió hacer un allanamiento contra algo que es totalmente hecho por fans. Se pone de relieve el sentimiento general del monopolio del copyright que no protege al creador de las obras de arte, pero si protege a los grandes monopolios de distribución, no importa quien crea realmente el arte.”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2T09:13:39</meta:creation-date>
    <meta:editing-duration>PT2M9S</meta:editing-duration>
    <meta:editing-cycles>2</meta:editing-cycles>
    <meta:generator>LibreOffice/3.5$Linux_X86_64 LibreOffice_project/350m1$Build-2</meta:generator>
    <dc:date>2013-07-12T10:11:33</dc:date>
    <meta:document-statistic meta:table-count="0" meta:image-count="0" meta:object-count="0" meta:page-count="1" meta:paragraph-count="7" meta:word-count="394" meta:character-count="2658" meta:non-whitespace-character-count="2271"/>
  </office:meta>
</office:document-meta>
</file>